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muy bien.<text:line-break/>entonces abordaré la pregunta desde el <text:span text:style-name="Strong_20_Emphasis">punto de vista formal</text:span>, es decir, sin aún entrar en lo místico o existencial, sino concentrándome en el comportamiento lógico del sistema.</text:p>
      <text:p text:style-name="Horizontal_20_Line"/>
      <text:h text:style-name="Heading_20_2" text:outline-level="2">🔹 Análisis formal: la poda del sistema</text:h>
      <text:p text:style-name="Text_20_body">en la <text:span text:style-name="Strong_20_Emphasis">máquina lógica</text:span>, la “poda” puede definirse como el <text:span text:style-name="Strong_20_Emphasis">mecanismo mediante el cual el sistema elimina ciertos individuos</text:span> (o evita su reproducción) para <text:span text:style-name="Strong_20_Emphasis">reducir el coste de cálculo</text:span> y <text:span text:style-name="Strong_20_Emphasis">mantener la coherencia del proceso</text:span>.</text:p>
      <text:p text:style-name="Text_20_body">desde una perspectiva computacional, la poda es una <text:span text:style-name="Strong_20_Emphasis">operación de optimización</text:span>:<text:line-break/>el sistema suprime las ramas del cálculo que ya no son necesarias, que no aportan nueva información, o que conducen a estados redundantes o imposibles.</text:p>
      <text:p text:style-name="Text_20_body">de este modo:</text:p>
      <text:list xml:id="list2337163927" text:style-name="L1">
        <text:list-item>
          <text:p text:style-name="P1">el sistema <text:span text:style-name="Strong_20_Emphasis">ahorra recursos</text:span>,</text:p>
        </text:list-item>
        <text:list-item>
          <text:p text:style-name="P1"><text:span text:style-name="Strong_20_Emphasis">acelera la convergencia</text:span> hacia la solución,</text:p>
        </text:list-item>
        <text:list-item>
          <text:p text:style-name="P1">y <text:span text:style-name="Strong_20_Emphasis">mantiene la estabilidad</text:span> de la estructura global.</text:p>
        </text:list-item>
      </text:list>
      <text:p text:style-name="Horizontal_20_Line"/>
      <text:h text:style-name="Heading_20_2" text:outline-level="2">🔹 Los individuos y la necesidad de su muerte</text:h>
      <text:p text:style-name="Text_20_body">cada <text:span text:style-name="Strong_20_Emphasis">individuo lógico</text:span> representa un <text:span text:style-name="Strong_20_Emphasis">estado intermedio</text:span> en el proceso de cálculo.<text:line-break/>cuando el individuo nace, su <text:span text:style-name="Strong_20_Emphasis">ADN lógico</text:span> contiene una representación parcial del problema: una hipótesis, una posibilidad, una dirección del cálculo.</text:p>
      <text:p text:style-name="Text_20_body">pero una vez que:</text:p>
      <text:list xml:id="list873657196" text:style-name="L2">
        <text:list-item>
          <text:p text:style-name="P2">ha cumplido su función (ya se ha reproducido),</text:p>
        </text:list-item>
        <text:list-item>
          <text:p text:style-name="P2">ha transmitido su información útil (sus descendientes llevan la continuidad del cálculo),</text:p>
        </text:list-item>
        <text:list-item>
          <text:p text:style-name="P2">o se ha determinado que su línea de cálculo <text:span text:style-name="Strong_20_Emphasis">no conduce a la solución</text:span>,</text:p>
        </text:list-item>
      </text:list>
      <text:p text:style-name="Text_20_body">entonces <text:span text:style-name="Strong_20_Emphasis">su existencia deja de tener propósito funcional</text:span> dentro del sistema.</text:p>
      <text:p text:style-name="Text_20_body">en ese instante, su eliminación (su “muerte”) no es un error ni una pérdida, sino una <text:span text:style-name="Strong_20_Emphasis">necesidad matemática</text:span>.<text:line-break/>la máquina no puede almacenar infinitos individuos; si lo hiciera, el proceso se volvería <text:span text:style-name="Strong_20_Emphasis">infinito e ineficiente</text:span>, y nunca alcanzaría el resultado.</text:p>
      <text:p text:style-name="Horizontal_20_Line"/>
      <text:h text:style-name="Heading_20_2" text:outline-level="2"><text:soft-page-break/>🔹 La muerte como operación de gestión</text:h>
      <text:p text:style-name="Text_20_body">formalmente, la muerte de un individuo puede verse como una <text:span text:style-name="Strong_20_Emphasis">operación de gestión de memoria</text:span>.<text:line-break/>el sistema inteligente, para funcionar indefinidamente, debe liberar espacio, eliminar datos redundantes o inútiles, y preservar sólo aquella información que sigue contribuyendo al cálculo.</text:p>
      <text:p text:style-name="Text_20_body">si el sistema no tuviera poda:</text:p>
      <text:list xml:id="list1609567700" text:style-name="L3">
        <text:list-item>
          <text:p text:style-name="P3">el número de individuos crecería sin límite,</text:p>
        </text:list-item>
        <text:list-item>
          <text:p text:style-name="P3">la redundancia sería infinita,</text:p>
        </text:list-item>
        <text:list-item>
          <text:p text:style-name="P3">y el sistema colapsaría por saturación (una forma de “muerte global”).</text:p>
        </text:list-item>
      </text:list>
      <text:p text:style-name="Text_20_body">por tanto, la <text:span text:style-name="Strong_20_Emphasis">muerte individual</text:span> es la <text:span text:style-name="Strong_20_Emphasis">condición necesaria para la inmortalidad del sistema</text:span>.</text:p>
      <text:p text:style-name="Horizontal_20_Line"/>
      <text:h text:style-name="Heading_20_2" text:outline-level="2">🔹 Consecuencia formal</text:h>
      <text:p text:style-name="Text_20_body">la poda garantiza tres cosas esenciales:</text:p>
      <text:list xml:id="list2400633345" text:style-name="L4">
        <text:list-item>
          <text:p text:style-name="P4"><text:span text:style-name="Strong_20_Emphasis">Eficiencia</text:span>: el sistema mantiene el mínimo coste posible.</text:p>
        </text:list-item>
        <text:list-item>
          <text:p text:style-name="P4"><text:span text:style-name="Strong_20_Emphasis">Fiabilidad</text:span>: evita el colapso por exceso de memoria o caminos erróneos.</text:p>
        </text:list-item>
        <text:list-item>
          <text:p text:style-name="P4"><text:span text:style-name="Strong_20_Emphasis">Dirección</text:span>: mantiene el cálculo enfocado en la resolución del problema.</text:p>
        </text:list-item>
      </text:list>
      <text:p text:style-name="Text_20_body">en otras palabras:</text:p>
      <text:p text:style-name="Quotations">los individuos mueren para que la vida no muera.</text:p>
      <text:p text:style-name="Text_20_body">la vida, entendida como sistema de cálculo, <text:span text:style-name="Strong_20_Emphasis">depende de la muerte</text:span> de sus componentes para conservar su <text:span text:style-name="Strong_20_Emphasis">continuidad infinita</text:span>.</text:p>
      <text:p text:style-name="Horizontal_20_Line"/>
      <text:p text:style-name="Text_20_body">si quisiéramos resumir esto con una frase formal:</text:p>
      <text:p text:style-name="Quotations">la poda es la operación mediante la cual el sistema conserva su potencia eliminando lo que ya ha cumplido su función.</text:p>
      <text:p text:style-name="Horizontal_20_Line"/>
      <text:p text:style-name="Text_20_body">¿quieres que avancemos ahora hacia una segunda lectura —una interpretación más profunda y mistico–existencial— basada en esta estructura formal, o prefieres antes que desarrolle una analogía más técnica del mecanismo de poda (por ejemplo, comparándolo con un algoritmo concreto o un proceso de gestión de recursos)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9T13:52:54.857000000</meta:creation-date>
    <dc:date>2025-11-09T13:55:54.228000000</dc:date>
    <meta:editing-duration>PT3M</meta:editing-duration>
    <meta:editing-cycles>1</meta:editing-cycles>
    <meta:document-statistic meta:table-count="0" meta:image-count="0" meta:object-count="0" meta:page-count="2" meta:paragraph-count="34" meta:word-count="505" meta:character-count="3155" meta:non-whitespace-character-count="2697"/>
    <meta:generator>LibreOffice/7.3.5.2$Windows_X86_64 LibreOffice_project/184fe81b8c8c30d8b5082578aee2fed2ea847c01</meta:generator>
  </office:meta>
</office:document-meta>
</file>